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  <style:text-properties officeooo:paragraph-rsid="000433a4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433a4" officeooo:paragraph-rsid="000433a4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0433a4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T1" style:family="text">
      <style:text-properties officeooo:rsid="000433a4"/>
    </style:style>
    <style:style style:name="T2" style:family="text">
      <style:text-properties officeooo:rsid="000433a4" loext:padding="0in" loext:border="none"/>
    </style:style>
    <style:style style:name="T3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 ha<text:span text:style-name="T1">d</text:span> se<text:span text:style-name="T1">t</text:span> up a fargate task via <text:span text:style-name="T1">terraform</text:span>. I successfully set up the task, <text:span text:style-name="T1">then</text:span> <text:span text:style-name="T1">I</text:span> want<text:span text:style-name="T1">ed to</text:span> write logs to the cloudwatch. I ha<text:span text:style-name="T1">d</text:span> set up a log group while setting up the fargate task, and use<text:span text:style-name="T1">d</text:span> <text:span text:style-name="T1">simple print statements</text:span> in python to write logs.</text:p>
      <text:p text:style-name="P3"/>
      <text:p text:style-name="P4">I was using awslogs to write the logs.</text:p>
      <text:p text:style-name="P3"/>
      <text:p text:style-name="P4">I expected this to go smoothly but realized that the logs were not appearing as I expected.</text:p>
      <text:p text:style-name="P4"/>
      <text:p text:style-name="P4">Upon Inspection I realized that the log groups and streams were being createdbut no logs were entering.</text:p>
      <text:p text:style-name="P4"/>
      <text:p text:style-name="P4">As I continued to play on I realized that when there were errors or when the output from print statements were large the logs were appearing.</text:p>
      <text:p text:style-name="P4"/>
      <text:p text:style-name="P5"><text:span text:style-name="T1">So as I researched I realized, y</text:span>ou just need to configure your Python <text:s/>to output to STDOUT/STDERR  <text:s/><text:span text:style-name="T1">and these will be sent to cloudwatch logs.</text:span></text:p>
      <text:p text:style-name="P5"/>
      <text:p text:style-name="P5"><text:line-break/><text:span text:style-name="T1">Then</text:span> I figured out the problem... Turns out that Python was buffering print statements </text:p>
      <text:p text:style-name="P5"/>
      <text:p text:style-name="P4">The solution:</text:p>
      <text:p text:style-name="P4"/>
      <text:p text:style-name="P4">You can skip buffering for a whole python process using <text:span text:style-name="Source_20_Text"><text:span text:style-name="T3">python -u</text:span></text:span> or by setting the environment variable PYTHONUNBUFFERED. </text:p>
      <text:p text:style-name="P4"/>
      <text:p text:style-name="P4">But I realized easier solution is to just flush</text:p>
      <text:p text:style-name="P5"><text:span text:style-name="T3"/></text:p>
      <text:p text:style-name="P6"><text:span text:style-name="T3">Since Python 3.3, print() supports the keyword argument "flush" (</text:span><text:a xlink:type="simple" xlink:href="http://docs.python.org/3/library/functions.html?highlight=print#print" text:style-name="Internet_20_link" text:visited-style-name="Visited_20_Internet_20_Link"><text:span text:style-name="T3">see documentation</text:span></text:a><text:span text:style-name="T3">):</text:span></text:p>
      <text:p text:style-name="P1"><text:span text:style-name="Source_20_Text"><text:span text:style-name="T3">print('Hello World!', flush=True)</text:span></text:span></text:p>
      <text:p text:style-name="P1"><text:span text:style-name="Source_20_Text"><text:span text:style-name="T3"/></text:span></text:p>
      <text:p text:style-name="P2"><text:span text:style-name="Source_20_Text"><text:span text:style-name="T2">And the logs started appearing.</text:span></text:span></text:p>
      <text:p text:style-name="P2"><text:span text:style-name="Source_20_Text"><text:span text:style-name="T2"/></text:span></text:p>
      <text:p text:style-name="P2"><text:span text:style-name="Source_20_Text"><text:span text:style-name="T2">Problems like these can be extremely taxing for coders and engineers but solving them is equally rewarding.</text:span></text:span></text:p>
      <text:p text:style-name="P2"><text:span text:style-name="Source_20_Text"><text:span text:style-name="T2">So Happy Coding Everyone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2T21:15:36.107000000</dc:date>
    <meta:editing-duration>PT14M11S</meta:editing-duration>
    <meta:editing-cycles>1</meta:editing-cycles>
    <meta:document-statistic meta:table-count="0" meta:image-count="0" meta:object-count="0" meta:page-count="1" meta:paragraph-count="15" meta:word-count="224" meta:character-count="1304" meta:non-whitespace-character-count="1089"/>
    <meta:generator>LibreOffice/7.6.0.3$Windows_X86_64 LibreOffice_project/69edd8b8ebc41d00b4de3915dc82f8f0fc3b6265</meta:generator>
  </office:meta>
</office:document-meta>
</file>